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1e08bf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3a46c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b4217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cb8f6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41ed50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5dce6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cf3f4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56e32e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5b9559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62a83e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6a05d4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6c12ae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e08bf" officeooo:paragraph-rsid="001e08bf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3fd28c" officeooo:paragraph-rsid="003fd28c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2298c0" officeooo:paragraph-rsid="002298c0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29c200" officeooo:paragraph-rsid="0029c200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28b92e" officeooo:paragraph-rsid="0028b92e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333040" officeooo:paragraph-rsid="00333040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348407" officeooo:paragraph-rsid="00348407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372817" officeooo:paragraph-rsid="00372817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3be64e" officeooo:paragraph-rsid="003be64e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rsid="0043f7cd" officeooo:paragraph-rsid="0041ed50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458a24" officeooo:paragraph-rsid="00458a24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314c04" officeooo:paragraph-rsid="0045dce6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4cf3f4" officeooo:paragraph-rsid="004cf3f4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rsid="0054a37b" officeooo:paragraph-rsid="004cf3f4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rsid="0056626e" officeooo:paragraph-rsid="0056626e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rsid="006c12ae" officeooo:paragraph-rsid="006c12ae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rsid="0056e32e" officeooo:paragraph-rsid="0056e32e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rsid="00585f1a" officeooo:paragraph-rsid="0056e32e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rsid="006464be" officeooo:paragraph-rsid="006464be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725cef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rsid="006c12ae" officeooo:paragraph-rsid="006c12ae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7c9665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rsid="00687865" officeooo:paragraph-rsid="006a05d4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2pt" officeooo:rsid="00687865" officeooo:paragraph-rsid="007d44da" style:font-name-asian="WenQuanYi Micro Hei" style:font-size-asian="12pt" style:font-size-complex="12pt"/>
    </style:style>
    <style:style style:name="P37" style:family="paragraph" style:parent-style-name="Standard">
      <style:text-properties style:font-name="WenQuanYi Micro Hei" fo:font-size="12pt" officeooo:rsid="00687865" officeooo:paragraph-rsid="00826a6f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fo:font-weight="bold" officeooo:paragraph-rsid="007c9665" style:font-name-asian="WenQuanYi Micro Hei" style:font-size-asian="12pt" style:font-weight-asian="bold" style:font-size-complex="12pt" style:font-weight-complex="bold"/>
    </style:style>
    <style:style style:name="P39" style:family="paragraph" style:parent-style-name="Preformatted_20_Text">
      <style:text-properties style:font-name="WenQuanYi Micro Hei" fo:font-size="12pt" officeooo:paragraph-rsid="007545a1" style:font-name-asian="WenQuanYi Micro Hei" style:font-size-asian="12pt" style:font-size-complex="12pt"/>
    </style:style>
    <style:style style:name="P40" style:family="paragraph" style:parent-style-name="Preformatted_20_Text">
      <style:text-properties style:font-name="WenQuanYi Micro Hei" fo:font-size="12pt" fo:font-weight="bold" officeooo:paragraph-rsid="0073cc1a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e08bf"/>
    </style:style>
    <style:style style:name="T2" style:family="text">
      <style:text-properties fo:font-weight="bold" officeooo:rsid="001e08bf" style:font-weight-asian="bold" style:font-weight-complex="bold"/>
    </style:style>
    <style:style style:name="T3" style:family="text">
      <style:text-properties fo:font-weight="bold" officeooo:rsid="0056e32e" style:font-weight-asian="bold" style:font-weight-complex="bold"/>
    </style:style>
    <style:style style:name="T4" style:family="text">
      <style:text-properties fo:font-weight="bold" officeooo:rsid="005d2d6a" style:font-weight-asian="bold" style:font-weight-complex="bold"/>
    </style:style>
    <style:style style:name="T5" style:family="text">
      <style:text-properties officeooo:rsid="0023a46c"/>
    </style:style>
    <style:style style:name="T6" style:family="text">
      <style:text-properties officeooo:rsid="00263043"/>
    </style:style>
    <style:style style:name="T7" style:family="text">
      <style:text-properties officeooo:rsid="0029c200"/>
    </style:style>
    <style:style style:name="T8" style:family="text">
      <style:text-properties officeooo:rsid="002b4217"/>
    </style:style>
    <style:style style:name="T9" style:family="text">
      <style:text-properties officeooo:rsid="002c7ea4"/>
    </style:style>
    <style:style style:name="T10" style:family="text">
      <style:text-properties officeooo:rsid="00303581"/>
    </style:style>
    <style:style style:name="T11" style:family="text">
      <style:text-properties officeooo:rsid="00314c04"/>
    </style:style>
    <style:style style:name="T12" style:family="text">
      <style:text-properties officeooo:rsid="003cb8f6"/>
    </style:style>
    <style:style style:name="T13" style:family="text">
      <style:text-properties officeooo:rsid="003da1a0"/>
    </style:style>
    <style:style style:name="T14" style:family="text">
      <style:text-properties officeooo:rsid="003ef41d"/>
    </style:style>
    <style:style style:name="T15" style:family="text">
      <style:text-properties officeooo:rsid="0043f7cd"/>
    </style:style>
    <style:style style:name="T16" style:family="text">
      <style:text-properties officeooo:rsid="0046ae2d"/>
    </style:style>
    <style:style style:name="T17" style:family="text">
      <style:text-properties officeooo:rsid="00482ae9"/>
    </style:style>
    <style:style style:name="T18" style:family="text">
      <style:text-properties officeooo:rsid="004bb2ba"/>
    </style:style>
    <style:style style:name="T19" style:family="text">
      <style:text-properties officeooo:rsid="004cf3f4"/>
    </style:style>
    <style:style style:name="T20" style:family="text">
      <style:text-properties officeooo:rsid="004deb0f"/>
    </style:style>
    <style:style style:name="T21" style:family="text">
      <style:text-properties officeooo:rsid="00541a44"/>
    </style:style>
    <style:style style:name="T22" style:family="text">
      <style:text-properties officeooo:rsid="0054a37b"/>
    </style:style>
    <style:style style:name="T23" style:family="text">
      <style:text-properties officeooo:rsid="0056e32e"/>
    </style:style>
    <style:style style:name="T24" style:family="text">
      <style:text-properties officeooo:rsid="00585f1a"/>
    </style:style>
    <style:style style:name="T25" style:family="text">
      <style:text-properties officeooo:rsid="005b9559"/>
    </style:style>
    <style:style style:name="T26" style:family="text">
      <style:text-properties officeooo:rsid="005d2d6a"/>
    </style:style>
    <style:style style:name="T27" style:family="text">
      <style:text-properties officeooo:rsid="005f070e"/>
    </style:style>
    <style:style style:name="T28" style:family="text">
      <style:text-properties officeooo:rsid="00632480"/>
    </style:style>
    <style:style style:name="T29" style:family="text">
      <style:text-properties officeooo:rsid="006464be"/>
    </style:style>
    <style:style style:name="T30" style:family="text">
      <style:text-properties officeooo:rsid="006637e5"/>
    </style:style>
    <style:style style:name="T31" style:family="text">
      <style:text-properties officeooo:rsid="00687865"/>
    </style:style>
    <style:style style:name="T32" style:family="text">
      <style:text-properties officeooo:rsid="006901a2"/>
    </style:style>
    <style:style style:name="T33" style:family="text">
      <style:text-properties officeooo:rsid="006a05d4"/>
    </style:style>
    <style:style style:name="T34" style:family="text">
      <style:text-properties officeooo:rsid="006c12ae"/>
    </style:style>
    <style:style style:name="T35" style:family="text">
      <style:text-properties officeooo:rsid="006ffa9e"/>
    </style:style>
    <style:style style:name="T36" style:family="text">
      <style:text-properties officeooo:rsid="00707388"/>
    </style:style>
    <style:style style:name="T37" style:family="text">
      <style:text-properties officeooo:rsid="00742c0e"/>
    </style:style>
    <style:style style:name="T38" style:family="text">
      <style:text-properties officeooo:rsid="007d44da"/>
    </style:style>
    <style:style style:name="T39" style:family="text">
      <style:text-properties officeooo:rsid="00826a6f"/>
    </style:style>
    <style:style style:name="T40" style:family="text">
      <style:text-properties officeooo:rsid="008437f7"/>
    </style:style>
    <style:style style:name="T41" style:family="text">
      <style:text-properties officeooo:rsid="00853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、qmldir文件</text:p>
      <text:p text:style-name="P1"><text:span text:style-name="T2">qmldir</text:span><text:span text:style-name="T1">是一个纯文本文件，用来定义QML模块</text:span><text:span text:style-name="T14">，下面是一些常用的命令：</text:span></text:p>
      <text:p text:style-name="P14"/>
      <text:p text:style-name="P15">module &lt;ModuleIdentifier&gt;</text:p>
      <text:p text:style-name="P2"><text:span text:style-name="T5">声明模块id，</text:span><text:span text:style-name="T6">id可以是带点的URI，</text:span><text:span text:style-name="T36">注意与模块安装路径保持一致，</text:span><text:span text:style-name="T6">这条命令写在首行，最多有一条</text:span><text:span text:style-name="T7">，例如：</text:span></text:p>
      <text:p text:style-name="P16">module ExampleModule</text:p>
      <text:p text:style-name="P16"/>
      <text:p text:style-name="P17">&lt;TypeName&gt; &lt;InitialVersion&gt; &lt;File&gt;</text:p>
      <text:p text:style-name="P3"><text:span text:style-name="T8">声明在模块中可以使用的QML对象类型</text:span><text:span text:style-name="T9">，这条命令可有多行</text:span><text:span text:style-name="T10">，例如</text:span><text:span text:style-name="T11">：</text:span></text:p>
      <text:p text:style-name="P18">MyCustomType 1.0 MyCustomType.qml</text:p>
      <text:p text:style-name="P18"/>
      <text:p text:style-name="P19">internal &lt;TypeName&gt; &lt;File&gt;</text:p>
      <text:p text:style-name="P20">声明属于模块的但不以使用的QML对象类型，这条命令可有多行，例如：</text:p>
      <text:p text:style-name="P21">internal MyPrivateType MyPrivateType.qml</text:p>
      <text:p text:style-name="P21"/>
      <text:p text:style-name="P4"><text:span text:style-name="T12">&lt;</text:span><text:span text:style-name="T13">ResourceIdentifier</text:span><text:span text:style-name="T12">&gt; &lt;</text:span><text:span text:style-name="T13">InitialVersion</text:span><text:span text:style-name="T12">&gt; &lt;</text:span><text:span text:style-name="T13">File</text:span><text:span text:style-name="T12">&gt;</text:span></text:p>
      <text:p text:style-name="P5"><text:span text:style-name="T8">声明在模块中可以使用的JavaScript文件</text:span><text:span text:style-name="T9">，这条命令可有多行</text:span><text:span text:style-name="T10">，例如</text:span><text:span text:style-name="T11">：</text:span></text:p>
      <text:p text:style-name="P5"><text:span text:style-name="T11">MyScript </text:span><text:span text:style-name="T15">1.0 MyScript.js</text:span></text:p>
      <text:p text:style-name="P22"/>
      <text:p text:style-name="P23">plugin &lt;Name&gt; [&lt;path&gt;]</text:p>
      <text:p text:style-name="P6"><text:span text:style-name="T8">声明在模块中可以使用的</text:span><text:span text:style-name="T16">插件</text:span><text:span text:style-name="T9">，</text:span><text:span text:style-name="T17">&lt;Name&gt;是插件库名，</text:span><text:span text:style-name="T9">这条命令可有多行</text:span><text:span text:style-name="T10">，例如</text:span><text:span text:style-name="T11">：</text:span></text:p>
      <text:p text:style-name="P24">plugin MyPluginLibrary</text:p>
      <text:p text:style-name="P24"/>
      <text:p text:style-name="P6"><text:span text:style-name="T11">classname </text:span><text:span text:style-name="T18">&lt;C++ plugin class&gt;</text:span></text:p>
      <text:p text:style-name="P25">提供了在模块中使用的C++插件的类名。</text:p>
      <text:p text:style-name="P25"/>
      <text:p text:style-name="P7"><text:span text:style-name="T20">t</text:span><text:span text:style-name="T19">ype</text:span><text:span text:style-name="T20">info &lt;File&gt;</text:span></text:p>
      <text:p text:style-name="P7"><text:span text:style-name="T20">声明类型描述文件</text:span><text:span text:style-name="T21">，其后缀是qmltypes</text:span><text:span text:style-name="T22">，例如：</text:span></text:p>
      <text:p text:style-name="P26">typeinfo mymodule.qmltypes</text:p>
      <text:p text:style-name="P26"/>
      <text:p text:style-name="P27"># &lt;Comment&gt;</text:p>
      <text:p text:style-name="P27">注释声明，例如：</text:p>
      <text:p text:style-name="P27"># this is a comment</text:p>
      <text:p text:style-name="P27"/>
      <text:p text:style-name="P32"><text:span text:style-name="T34">有了</text:span><text:span text:style-name="T1">qmldir文件</text:span><text:span text:style-name="T34">，就可以在QML文件中导入相应的模块了，命令如下：</text:span></text:p>
      <text:p text:style-name="P40"><text:span text:style-name="T34">import &lt;ModuleIdentifier&gt; &lt;</text:span><text:span text:style-name="T13">InitialVersion</text:span><text:span text:style-name="T34">&gt; [as &lt;Qualifier&gt;]</text:span></text:p>
      <text:p text:style-name="P39"><text:span text:style-name="T34">&lt;ModuleIdentifier&gt;是模块</text:span><text:span text:style-name="T37">id，</text:span><text:span text:style-name="T34">&lt;</text:span><text:span text:style-name="T13">InitialVersion</text:span><text:span text:style-name="T34">&gt;是模块版本号，[as &lt;Qualifier&gt;]是可选的，类似于C++的名字空间，例如：</text:span></text:p>
      <text:p text:style-name="P28"><text:soft-page-break/>import ExampleModule 1.0</text:p>
      <text:p text:style-name="P12"><text:span text:style-name="T34">新版本兼容老版本的数据</text:span><text:span text:style-name="T35">，反过来则不行。</text:span></text:p>
      <text:p text:style-name="P28"/>
      <text:p text:style-name="P29">2、qmltypes文件</text:p>
      <text:p text:style-name="P8"><text:span text:style-name="T3">xxx.qmltypes</text:span><text:span text:style-name="T23">文件可以使用qmlplugindump工具生成</text:span><text:span text:style-name="T24">。</text:span></text:p>
      <text:p text:style-name="P30"/>
      <text:p text:style-name="P9"><text:span text:style-name="T25">3、QML文件</text:span><text:span text:style-name="T26">目录</text:span><text:span text:style-name="T25">导入</text:span></text:p>
      <text:p text:style-name="P38"><text:span text:style-name="T26">import “</text:span><text:span text:style-name="T27">&lt;DirectoryPath&gt;” [as &lt;</text:span><text:span text:style-name="T34">Qualifier</text:span><text:span text:style-name="T27">&gt;]</text:span></text:p>
      <text:p text:style-name="P10"><text:span text:style-name="T27">&lt;DirectoryPath&gt;</text:span><text:span text:style-name="T28">可以是本地目录，也可以是远程目录，例如：</text:span></text:p>
      <text:p text:style-name="P31">import “../mycomponents”</text:p>
      <text:p text:style-name="P31">import “http://www.my-example-server.com/myapp/mycomponents”</text:p>
      <text:p text:style-name="P34"><text:span text:style-name="T27">[as &lt;</text:span><text:span text:style-name="T34">Qualifier</text:span><text:span text:style-name="T27">&gt;]</text:span><text:span text:style-name="T30">是可选的，用来声明标识符</text:span><text:span text:style-name="T31">，避免模块中的数据暴露到全局，</text:span><text:span text:style-name="T32">例如：</text:span></text:p>
      <text:p text:style-name="P11"><text:span text:style-name="T29">import “../mycomponents” </text:span><text:span text:style-name="T33">as MyComponents</text:span></text:p>
      <text:p text:style-name="P35"/>
      <text:p text:style-name="P36"><text:span text:style-name="T38">4、C++插件</text:span></text:p>
      <text:p text:style-name="P36"><text:span text:style-name="T38">创建C++插件给QML使用，例子可参考：</text:span></text:p>
      <text:p text:style-name="P37"><text:span text:style-name="T39">(</text:span><text:span text:style-name="T40">$QtCreatorPath</text:span><text:span text:style-name="T39">)/Example</text:span><text:span text:style-name="T41">s</text:span><text:span text:style-name="T39">/Qt-5.3/qml/tutorials/extending/chater6-plugins/</text:span></text:p>
      <text:p text:style-name="P37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1-24T14:09:14</meta:creation-date>
    <dc:date>2014-11-25T16:04:41</dc:date>
    <dc:creator>hanjunjie </dc:creator>
    <meta:editing-duration>PT7H42M21S</meta:editing-duration>
    <meta:editing-cycles>120</meta:editing-cycles>
    <meta:generator>LibreOffice/4.0.2.2$Linux_X86_64 LibreOffice_project/400m0$Build-2</meta:generator>
    <meta:document-statistic meta:table-count="0" meta:image-count="0" meta:object-count="0" meta:page-count="2" meta:paragraph-count="42" meta:word-count="489" meta:character-count="1301" meta:non-whitespace-character-count="1258"/>
  </office:meta>
</office:document-meta>
</file>